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Novità di ShashChess 38</text:span></text:h>
      <text:p text:style-name="Text_20_body">ShashChess 38 rappresenta un'evoluzione significativa rispetto a Stockfish, introducendo innovazioni strategiche e tecniche che lo distinguono nettamente come motore derivato e non come clone. Le zone di Shashin, il modello WDL e un approccio dinamico alla gestione delle posizioni difficili lo rendono unico nel panorama dei motori scacchistici.</text:p>
      <text:p text:style-name="Horizontal_20_Line"/>
      <text:h text:style-name="Heading_20_3" text:outline-level="3"><text:span text:style-name="Strong_20_Emphasis">Analisi tecnica dettagliata delle innovazioni introdotte</text:span></text:h>
      <text:h text:style-name="Heading_20_4" text:outline-level="4"><text:span text:style-name="Strong_20_Emphasis">1. Isolamento del framework Shashin</text:span></text:h>
      <text:list text:style-name="L1">
        <text:list-item>
          <text:p text:style-name="P2"><text:span text:style-name="Strong_20_Emphasis">Originalità</text:span>:<text:line-break/>Il framework Shashin, che introduce la gestione avanzata delle zone posizionali, è stato isolato in un package dedicato per migliorare modularità, manutenibilità e scalabilità.</text:p>
        </text:list-item>
        <text:list-item>
          <text:p text:style-name="P2"><text:span text:style-name="Strong_20_Emphasis">Implementazione</text:span>:</text:p>
          <text:list>
            <text:list-item>
              <text:p text:style-name="P2"><text:span text:style-name="Strong_20_Emphasis">File separati</text:span>: Il framework è organizzato in file come <text:span text:style-name="Source_20_Text">shashin_helper.h</text:span>, <text:span text:style-name="Source_20_Text">shashin_manager.cpp</text:span>, <text:span text:style-name="Source_20_Text">shashin_types.h</text:span>, che gestiscono la classificazione, l'aggiornamento e l'integrazione delle zone di Shashin.</text:p>
            </text:list-item>
            <text:list-item>
              <text:p text:style-name="P2"><text:span text:style-name="Strong_20_Emphasis">Interfacce definite</text:span>: API chiare come <text:span text:style-name="Source_20_Text">getShashinRange</text:span>, <text:span text:style-name="Source_20_Text">initShashinValues</text:span> e <text:span text:style-name="Source_20_Text">updateShashinValues</text:span> permettono una facile interazione con il framework.</text:p>
            </text:list-item>
            <text:list-item>
              <text:p text:style-name="P2"><text:span text:style-name="Strong_20_Emphasis">Indipendenza</text:span>: Sebbene integrato nella pipeline di ricerca, il framework Shashin è autonomo, rendendolo facilmente aggiornabile.</text:p>
            </text:list-item>
          </text:list>
        </text:list-item>
        <text:list-item>
          <text:p text:style-name="P2"><text:span text:style-name="Strong_20_Emphasis">Vantaggi</text:span>:</text:p>
          <text:list>
            <text:list-item>
              <text:p text:style-name="P2"><text:span text:style-name="Strong_20_Emphasis">Modularità</text:span>: Permette di migliorare Shashin senza influire sul resto del motore.</text:p>
            </text:list-item>
            <text:list-item>
              <text:p text:style-name="P2"><text:span text:style-name="Strong_20_Emphasis">Testabilità</text:span>: Consente test separati per garantire la precisione delle zone.</text:p>
            </text:list-item>
            <text:list-item>
              <text:p text:style-name="P1"><text:span text:style-name="Strong_20_Emphasis">Scalabilità</text:span>: Facilita l'integrazione di nuove funzionalità o zone.</text:p>
            </text:list-item>
          </text:list>
        </text:list-item>
      </text:list>
      <text:p text:style-name="Horizontal_20_Line"/>
      <text:h text:style-name="Heading_20_4" text:outline-level="4"><text:span text:style-name="Strong_20_Emphasis">2. Introduzione del modello WDL (Win-Draw-Loss)</text:span></text:h>
      <text:list text:style-name="L2">
        <text:list-item>
          <text:p text:style-name="P4"><text:span text:style-name="Strong_20_Emphasis">Innovazione</text:span>:<text:line-break/>Il modello WDL supera le limitazioni della semplice <text:span text:style-name="Strong_20_Emphasis">win probability</text:span>, aggiungendo granularità e precisione nella classificazione posizionale. Basato sui valori <text:span text:style-name="Source_20_Text">(w, d, l)</text:span>, il modello distingue posizioni con caratteristiche diverse anche a parità di probabilità di vittoria.</text:p>
        </text:list-item>
        <text:list-item>
          <text:p text:style-name="P4"><text:span text:style-name="Strong_20_Emphasis">Implementazione</text:span>:</text:p>
          <text:list>
            <text:list-item>
              <text:p text:style-name="P4"><text:span text:style-name="Strong_20_Emphasis">Calcolo WDL</text:span>:</text:p>
              <text:list>
                <text:list-item>
                  <text:p text:style-name="P4"><text:span text:style-name="Strong_20_Emphasis">w</text:span>: Percentuale di vittorie previste.</text:p>
                </text:list-item>
                <text:list-item>
                  <text:p text:style-name="P4"><text:span text:style-name="Strong_20_Emphasis">d</text:span>: Percentuale di patte previste.</text:p>
                </text:list-item>
                <text:list-item>
                  <text:p text:style-name="P4"><text:span text:style-name="Strong_20_Emphasis">l</text:span>: Percentuale di sconfitte previste.</text:p>
                </text:list-item>
              </text:list>
            </text:list-item>
            <text:list-item>
              <text:p text:style-name="P4"><text:span text:style-name="Strong_20_Emphasis">Mappatura delle zone</text:span>:</text:p>
              <text:list>
                <text:list-item>
                  <text:p text:style-name="P4">Zone come <text:span text:style-name="Strong_20_Emphasis">High Tal</text:span>, <text:span text:style-name="Strong_20_Emphasis">Capablanca</text:span>, <text:span text:style-name="Strong_20_Emphasis">Middle Petrosian</text:span>, ecc., sono definite da range simmetrici per rispettare l'equilibrio posizionale (es. Petrosian ↔ Tal).</text:p>
                </text:list-item>
                <text:list-item>
                  <text:p text:style-name="P4"><text:soft-page-break/><text:span text:style-name="Strong_20_Emphasis">Capablanca</text:span> funge da centro posizionale (equilibrio perfetto) con <text:span text:style-name="Source_20_Text">(w, d, l) = (0, 100, 0)</text:span> e <text:span text:style-name="Strong_20_Emphasis">Win Probability = 50</text:span>.</text:p>
                </text:list-item>
              </text:list>
            </text:list-item>
            <text:list-item>
              <text:p text:style-name="P4"><text:span text:style-name="Strong_20_Emphasis">Simmetria garantita</text:span>:</text:p>
              <text:list>
                <text:list-item>
                  <text:p text:style-name="P4"><text:span text:style-name="Strong_20_Emphasis">High Petrosian Win = High Tal Loss</text:span>.</text:p>
                </text:list-item>
                <text:list-item>
                  <text:p text:style-name="P4"><text:span text:style-name="Strong_20_Emphasis">Capablanca-Petrosian Loss = Capablanca-Tal Win</text:span>.</text:p>
                </text:list-item>
              </text:list>
            </text:list-item>
            <text:list-item>
              <text:p text:style-name="P4"><text:span text:style-name="Strong_20_Emphasis">Integrazione dinamica</text:span>:</text:p>
              <text:list>
                <text:list-item>
                  <text:p text:style-name="P4"><text:span text:style-name="Source_20_Text">WDLModel::get_wdl(value, rootPos)</text:span> determina le probabilità di vittoria, patta e sconfitta, classificate tramite <text:span text:style-name="Source_20_Text">getShashinRange</text:span>.</text:p>
                </text:list-item>
              </text:list>
            </text:list-item>
          </text:list>
        </text:list-item>
        <text:list-item>
          <text:p text:style-name="P4"><text:span text:style-name="Strong_20_Emphasis">Vantaggi</text:span>:</text:p>
          <text:list>
            <text:list-item>
              <text:p text:style-name="P4"><text:span text:style-name="Strong_20_Emphasis">Precisione</text:span>: Distinzione accurata tra posizioni simili in termini di win probability ma con caratteristiche diverse.</text:p>
            </text:list-item>
            <text:list-item>
              <text:p text:style-name="P4"><text:span text:style-name="Strong_20_Emphasis">Adattabilità</text:span>: Permette al motore di rispondere sia a esigenze tattiche che strategiche.</text:p>
            </text:list-item>
            <text:list-item>
              <text:p text:style-name="P3"><text:span text:style-name="Strong_20_Emphasis">Resilienza</text:span>: Gestione ottimale di posizioni caotiche o critiche.</text:p>
            </text:list-item>
          </text:list>
        </text:list-item>
      </text:list>
      <text:p text:style-name="Horizontal_20_Line"/>
      <text:h text:style-name="Heading_20_4" text:outline-level="4"><text:span text:style-name="Strong_20_Emphasis">3. Inizializzazione e aggiornamento dello stato Shashin</text:span></text:h>
      <text:list text:style-name="L3">
        <text:list-item>
          <text:p text:style-name="P6"><text:span text:style-name="Strong_20_Emphasis">Principio guida</text:span>:<text:line-break/>L’approccio Shashin si ispira al <text:span text:style-name="Strong_20_Emphasis">principio della massima resilienza</text:span> della termodinamica, che suggerisce di iniziare con un approccio aggressivo (es. <text:span text:style-name="Strong_20_Emphasis">High Tal</text:span>) per poi adattarsi progressivamente alla posizione.</text:p>
        </text:list-item>
        <text:list-item>
          <text:p text:style-name="P6"><text:span text:style-name="Strong_20_Emphasis">Implementazione</text:span>:</text:p>
          <text:list>
            <text:list-item>
              <text:p text:style-name="P6"><text:span text:style-name="Strong_20_Emphasis">Inizializzazione dello stato</text:span>:</text:p>
              <text:list>
                <text:list-item>
                  <text:p text:style-name="P6">In <text:span text:style-name="Source_20_Text">initShashinValues</text:span>, il motore parte da uno stato aggressivo (es. <text:span text:style-name="Strong_20_Emphasis">High Tal</text:span> o <text:span text:style-name="Strong_20_Emphasis">Chaos</text:span>), favorendo l’esplorazione di opportunità tattiche.</text:p>
                </text:list-item>
                <text:list-item>
                  <text:p text:style-name="P6">La struttura <text:span text:style-name="Source_20_Text">RootShashinState</text:span> traccia parametri chiave come profondità, zona corrente, numero di mosse legali, materiale e pericolo del re.</text:p>
                </text:list-item>
              </text:list>
            </text:list-item>
            <text:list-item>
              <text:p text:style-name="P6"><text:span text:style-name="Strong_20_Emphasis">Aggiornamento dinamico</text:span>:</text:p>
              <text:list>
                <text:list-item>
                  <text:p text:style-name="P6">In <text:span text:style-name="Source_20_Text">updateShashinValues</text:span>, il framework ricalcola la zona Shashin a ogni profondità di ricerca, adattando la strategia:</text:p>
                  <text:list>
                    <text:list-item>
                      <text:p text:style-name="P6"><text:span text:style-name="Strong_20_Emphasis">High Tal</text:span>: Esplorazione di mosse tattiche aggressive.</text:p>
                    </text:list-item>
                    <text:list-item>
                      <text:p text:style-name="P6"><text:span text:style-name="Strong_20_Emphasis">Capablanca</text:span>: Bilanciamento tra tattica e strategia.</text:p>
                    </text:list-item>
                    <text:list-item>
                      <text:p text:style-name="P6"><text:span text:style-name="Strong_20_Emphasis">High Petrosian</text:span>: Massimizzazione della solidità difensiva.</text:p>
                    </text:list-item>
                  </text:list>
                </text:list-item>
              </text:list>
            </text:list-item>
            <text:list-item>
              <text:p text:style-name="P6"><text:span text:style-name="Strong_20_Emphasis">Gestione del caos</text:span>:</text:p>
              <text:list>
                <text:list-item>
                  <text:p text:style-name="P6">In posizioni incerte (es. <text:span text:style-name="Strong_20_Emphasis">Chaos: Capablanca-Petrosian-Tal</text:span>), il motore esplora un ampio spettro di mosse, riducendo il pruning aggressivo.</text:p>
                </text:list-item>
              </text:list>
            </text:list-item>
          </text:list>
        </text:list-item>
        <text:list-item>
          <text:p text:style-name="P6"><text:span text:style-name="Strong_20_Emphasis">Vantaggi</text:span>:</text:p>
          <text:list>
            <text:list-item>
              <text:p text:style-name="P6"><text:span text:style-name="Strong_20_Emphasis">Progressività</text:span>: Passaggio graduale da tattico a strategico, migliorando la comprensione dinamica.</text:p>
            </text:list-item>
            <text:list-item>
              <text:p text:style-name="P6"><text:span text:style-name="Strong_20_Emphasis">Resilienza</text:span>: Ottimale gestione delle posizioni instabili o complesse.</text:p>
            </text:list-item>
            <text:list-item>
              <text:p text:style-name="P5"><text:span text:style-name="Strong_20_Emphasis">Adattamento continuo</text:span>: Evoluzione strategica durante la partita.</text:p>
            </text:list-item>
          </text:list>
        </text:list-item>
      </text:list>
      <text:p text:style-name="Horizontal_20_Line"/>
      <text:h text:style-name="Heading_20_3" text:outline-level="3"><text:soft-page-break/><text:span text:style-name="Strong_20_Emphasis">Valore aggiunto rispetto a Stockfish</text:span></text:h>
      <text:p text:style-name="Text_20_body">ShashChess non è un clone di Stockfish, ma un derivato che introduce innovazioni significative:</text:p>
      <text:list text:style-name="L4">
        <text:list-item>
          <text:p text:style-name="P8"><text:span text:style-name="Strong_20_Emphasis">Flessibilità dinamica</text:span>:</text:p>
          <text:list>
            <text:list-item>
              <text:p text:style-name="P8">Il framework Shashin consente al motore di adattarsi dinamicamente tra approcci tattici (es. <text:span text:style-name="Strong_20_Emphasis">Tal</text:span>) e strategici (es. <text:span text:style-name="Strong_20_Emphasis">Petrosian</text:span>).</text:p>
            </text:list-item>
          </text:list>
        </text:list-item>
        <text:list-item>
          <text:p text:style-name="P8"><text:span text:style-name="Strong_20_Emphasis">Precisione nel calcolo</text:span>:</text:p>
          <text:list>
            <text:list-item>
              <text:p text:style-name="P8">Il modello WDL migliora la capacità del motore di distinguere posizioni simili ma con caratteristiche diverse, ottimizzando la gestione di posizioni critiche.</text:p>
            </text:list-item>
          </text:list>
        </text:list-item>
        <text:list-item>
          <text:p text:style-name="P8"><text:span text:style-name="Strong_20_Emphasis">Gestione del caos</text:span>:</text:p>
          <text:list>
            <text:list-item>
              <text:p text:style-name="P8">L’approccio basato su Shashin garantisce una gestione superiore delle posizioni complesse rispetto al pruning standard di Stockfish.</text:p>
            </text:list-item>
          </text:list>
        </text:list-item>
        <text:list-item>
          <text:p text:style-name="P8"><text:span text:style-name="Strong_20_Emphasis">Performance nei tempi lunghi</text:span>:</text:p>
          <text:list>
            <text:list-item>
              <text:p text:style-name="P7">Grazie alla resilienza e all’adattamento, ShashChess eccelle nei match a tempi più lunghi, mantenendo alta la competitività anche nei tempi veloci.</text:p>
            </text:list-item>
          </text:list>
        </text:list-item>
      </text:list>
      <text:p text:style-name="Horizontal_20_Line"/>
      <text:h text:style-name="Heading_20_3" text:outline-level="3"><text:span text:style-name="Strong_20_Emphasis">Conclusione</text:span></text:h>
      <text:p text:style-name="Text_20_body">L'integrazione del framework Shashin, il modello WDL e la gestione dinamica delle zone rappresentano un’idea innovativa e pregevole. ShashChess è un motore flessibile e adattabile, capace di affrontare qualsiasi situazione posizionale con intelligenza strategica. Queste innovazioni lo distinguono come un contributo significativo alla comunità scacchistica e un derivato originale e innovativo di Stockfish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1T20:00:21.860000000</meta:creation-date>
    <dc:date>2025-01-11T22:29:39.186000000</dc:date>
    <meta:editing-duration>PT2H29M17S</meta:editing-duration>
    <meta:editing-cycles>2</meta:editing-cycles>
    <meta:generator>LibreOffice/7.5.0.3$Windows_X86_64 LibreOffice_project/c21113d003cd3efa8c53188764377a8272d9d6de</meta:generator>
    <meta:document-statistic meta:table-count="0" meta:image-count="0" meta:object-count="0" meta:page-count="3" meta:paragraph-count="61" meta:word-count="722" meta:character-count="5193" meta:non-whitespace-character-count="4583"/>
  </office:meta>
</office:document-meta>
</file>